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color="#81d41a"/>
    </style:style>
    <style:style style:name="P2" style:family="paragraph" style:parent-style-name="Preformatted_20_Text">
      <style:paragraph-properties fo:text-align="justify" style:justify-single-word="false"/>
      <style:text-properties officeooo:rsid="001aa194" officeooo:paragraph-rsid="001aa194"/>
    </style:style>
    <style:style style:name="P3" style:family="paragraph" style:parent-style-name="Preformatted_20_Text">
      <style:paragraph-properties fo:text-align="center" style:justify-single-word="false"/>
      <style:text-properties fo:color="#c9211e" fo:font-style="italic" style:text-underline-style="solid" style:text-underline-width="auto" style:text-underline-color="font-color" style:font-style-asian="italic" style:font-style-complex="italic"/>
    </style:style>
    <style:style style:name="P4" style:family="paragraph" style:parent-style-name="Preformatted_20_Text">
      <style:paragraph-properties fo:text-align="start" style:justify-single-word="false"/>
      <style:text-properties fo:color="#c9211e" fo:font-size="12pt" fo:font-style="italic" style:text-underline-style="solid" style:text-underline-width="auto" style:text-underline-color="font-color" style:font-size-asian="10.5pt" style:font-style-asian="italic" style:font-size-complex="12pt" style:font-style-complex="italic"/>
    </style:style>
    <style:style style:name="P5" style:family="paragraph" style:parent-style-name="Preformatted_20_Text">
      <style:paragraph-properties fo:text-align="start" style:justify-single-word="false"/>
      <style:text-properties fo:color="#c9211e" fo:font-size="12pt" fo:font-style="italic" style:text-underline-style="solid" style:text-underline-width="auto" style:text-underline-color="font-color" officeooo:rsid="001aa194" officeooo:paragraph-rsid="001aa194" style:font-size-asian="10.5pt" style:font-style-asian="italic" style:font-size-complex="12pt" style:font-style-complex="italic"/>
    </style:style>
    <style:style style:name="P6" style:family="paragraph" style:parent-style-name="Preformatted_20_Text">
      <style:paragraph-properties fo:text-align="justify" style:justify-single-word="false"/>
    </style:style>
    <style:style style:name="P7" style:family="paragraph" style:parent-style-name="Text_20_body">
      <style:text-properties fo:color="#000000" officeooo:rsid="001aa194" officeooo:paragraph-rsid="001aa194"/>
    </style:style>
    <style:style style:name="P8" style:family="paragraph" style:parent-style-name="Text_20_body">
      <style:text-properties fo:color="#000000" officeooo:rsid="001aa194" officeooo:paragraph-rsid="001bb38c"/>
    </style:style>
    <style:style style:name="P9" style:family="paragraph" style:parent-style-name="Text_20_body">
      <style:text-properties fo:color="#000000" officeooo:rsid="001c2ca1" officeooo:paragraph-rsid="001c2ca1"/>
    </style:style>
    <style:style style:name="P10" style:family="paragraph" style:parent-style-name="Text_20_body">
      <style:text-properties fo:color="#000000" officeooo:rsid="001fda66" officeooo:paragraph-rsid="001fda66"/>
    </style:style>
    <style:style style:name="P11" style:family="paragraph" style:parent-style-name="Title">
      <style:text-properties fo:color="#ff0000" fo:font-size="36pt" fo:font-style="italic" style:text-underline-style="solid" style:text-underline-width="auto" style:text-underline-color="font-color" style:font-size-asian="36pt" style:font-style-asian="italic" style:font-size-complex="36pt" style:font-style-complex="italic"/>
    </style:style>
    <style:style style:name="T1" style:family="text">
      <style:text-properties fo:font-size="36pt" officeooo:rsid="001aa194" style:font-size-asian="31.5pt" style:font-size-complex="36pt"/>
    </style:style>
    <style:style style:name="T2" style:family="text">
      <style:text-properties fo:color="#81d41a"/>
    </style:style>
    <style:style style:name="T3" style:family="text">
      <style:text-properties fo:color="#81d41a" style:font-name="Liberation Sans" fo:font-size="18.2000007629395pt" fo:font-weight="bold" officeooo:rsid="001fda66" style:font-name-asian="Noto Sans CJK SC" style:font-size-asian="18.2000007629395pt" style:font-weight-asian="bold" style:font-name-complex="Lohit Devanagari" style:font-size-complex="18.2000007629395pt" style:font-weight-complex="bold"/>
    </style:style>
    <style:style style:name="T4" style:family="text">
      <style:text-properties officeooo:rsid="001bb3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derahman <text:s text:c="66"/>C++</text:p>
      <text:p text:style-name="P2">Bekht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text:p>
      <text:p text:style-name="P11">PROJET</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
      <text:p text:style-name="P4"><text:soft-page-break/></text:p>
      <text:h text:style-name="P1" text:outline-level="1">Explications :</text:h>
      <text:p text:style-name="Text_20_body"><text:span text:style-name="T2"/></text:p>
      <text:p text:style-name="P7">Pour commencer, j’ai répondu à toutes les questions et fais toutes les consignes demandées dans le projet ( sauf les bonus ), ceci dit que j’ai répondu à toutes les questions sur différents documents qui porte tous le nom suivant : TASK_N_CP avec N qui est le numéro de la task.</text:p>
      <text:p text:style-name="P8">Les fichiers se retrouveront dans assignements comme celui ci.</text:p>
      <text:p text:style-name="P8"><text:span text:style-name="T4">Pour chaque difficulté rencontrer j’ai directement expliqué en répondant au question, <text:s/>les solutions que j’ai utilisé pour résoudre les soucis de la question.</text:span></text:p>
      <text:p text:style-name="P9">La plus part des problèmes que j’ai eu sont lié à la mémoire et l’ownship, souvent je détruisais certains éléments à des endroits mais pas à d’autres, du coup mon programme s’arretais. Donc j’ai du demandée des explications et de l’aide pour pouvoir comprendre les différents éléments qui font que mon programme crash. Puis aussi les problèmes de compilation qui prenait la tête car il faut être précis dans les déclarations de variables, de types , de signatures de fonctions etc. Et le dernier problème c’est de se retrouver dans le code et coder au bonne endroit avec les bon éléments et de bien comprendre chaque éléments du projet.</text:p>
      <text:p text:style-name="P9"/>
      <text:p text:style-name="P9"/>
      <text:h text:style-name="Heading_20_1" text:outline-level="1"><text:span text:style-name="T3">Conclusion</text:span><text:span text:style-name="T2"> :</text:span></text:h>
      <text:p text:style-name="Text_20_body"><text:span text:style-name="T2"/></text:p>
      <text:p text:style-name="P10">Pour finir (tout est déjà expliqué dans mes différents compte rendu), c’était une bonne expérience pour des nouveaux programmeurs de c++, je trouve qu’on étais assez bien guidé que ce soit pour les cours, les questionnaires et le projet. Les différentes taches étaient assez précises et clair, avec l’aide des professeurs qui étaient aussi à l’écoute et nous permettais d’avancer sur nos projets assez simplement. Je trouve le plus compliqué pour le projet était le fait de comprendre tout les codes pour pouvoir a<text:tab/>vancer, c’est le seul bémol d’un projet déjà fais. Mais dans l’ensemble je n’ai pas grand-chose à dire d’autres car les professeurs sont la pour nous, nous aide, nous explique donc on en apprend beaucoup en posant des questions et on avance plus facilemen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29T17:22:51.746317916</dc:date>
    <meta:editing-duration>PT28M42S</meta:editing-duration>
    <meta:editing-cycles>5</meta:editing-cycles>
    <meta:generator>LibreOffice/6.4.7.2$Linux_X86_64 LibreOffice_project/40$Build-2</meta:generator>
    <meta:document-statistic meta:table-count="0" meta:image-count="0" meta:object-count="0" meta:page-count="2" meta:paragraph-count="10" meta:word-count="328" meta:character-count="2024" meta:non-whitespace-character-count="1639"/>
  </office:meta>
</office:document-meta>
</file>